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134cdf" officeooo:paragraph-rsid="00134cdf" style:font-size-asian="13.1000003814697pt" style:font-size-complex="15pt"/>
    </style:style>
    <style:style style:name="P2" style:family="paragraph" style:parent-style-name="Standard">
      <style:text-properties fo:font-size="15pt" fo:font-style="italic" style:text-underline-style="none" officeooo:rsid="00134cdf" officeooo:paragraph-rsid="00134cdf" style:font-size-asian="13.1000003814697pt" style:font-style-asian="italic" style:font-size-complex="15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la API</text:p>
      <text:p text:style-name="P1"/>
      <text:p text:style-name="P1"/>
      <text:p text:style-name="P1">Rutas:</text:p>
      <text:p text:style-name="P1"/>
      <text:p text:style-name="P2">/api/auth</text:p>
      <text:p text:style-name="P2"><text:tab/><text:tab/>-/registro <text:a xlink:type="simple" xlink:href="mailto:%3D@post" text:style-name="Internet_20_link" text:visited-style-name="Visited_20_Internet_20_Link">=@post</text:a>, RequestBody Usuario</text:p>
      <text:p text:style-name="P2"><text:tab/><text:tab/>-/login = @post, RequesBody Usuario(usuario, password)</text:p>
      <text:p text:style-name="P2"><text:tab/><text:tab/>-/logout **No está en funcionamiento</text:p>
      <text:p text:style-name="P2">/api/eventos</text:p>
      <text:p text:style-name="P2"><text:tab/><text:tab/></text:p>
      <text:p text:style-name="P2"><text:tab/><text:tab/>-/categorias</text:p>
      <text:p text:style-name="P2"><text:tab/><text:tab/><text:tab/><text:tab/></text:p>
      <text:p text:style-name="P2"><text:tab/><text:tab/><text:tab/><text:tab/><text:a xlink:type="simple" xlink:href="mailto:-/findAll%3D@Get" text:style-name="Internet_20_link" text:visited-style-name="Visited_20_Internet_20_Link">-/findAll=@Get</text:a></text:p>
      <text:p text:style-name="P2"><text:tab/><text:tab/><text:tab/><text:tab/>-/findByOferta = @Post RequestBody Ofertante(id)</text:p>
      <text:p text:style-name="P2"><text:tab/><text:tab/><text:tab/><text:tab/><text:tab/><text:tab/><text:tab/>@Return categorias de Oferta</text:p>
      <text:p text:style-name="P2"><text:tab/><text:tab/></text:p>
      <text:p text:style-name="P2"><text:tab/><text:tab/>-/compentecia</text:p>
      <text:p text:style-name="P2"/>
      <text:p text:style-name="P2"><text:tab/><text:tab/><text:tab/><text:tab/>-/findAll = @Get</text:p>
      <text:p text:style-name="P2"><text:tab/><text:tab/><text:tab/><text:tab/>-/oferante @Post RequesTBody Ofertante(id)</text:p>
      <text:p text:style-name="P2"><text:tab/><text:tab/><text:tab/><text:tab/><text:tab/><text:tab/>@Return compentencia de Oferante</text:p>
      <text:p text:style-name="P2"/>
      <text:p text:style-name="P2"><text:tab/><text:tab/>-/demanda</text:p>
      <text:p text:style-name="P2"><text:tab/><text:tab/><text:tab/><text:tab/>-/findAll <text:s/>@Get</text:p>
      <text:p text:style-name="P2"><text:tab/><text:tab/><text:tab/><text:tab/>-/demandante @Post RequestBody Demandante(id)</text:p>
      <text:p text:style-name="P2"><text:tab/><text:tab/><text:tab/><text:tab/><text:tab/><text:tab/>@Return Demandas por id Demandate</text:p>
      <text:p text:style-name="P2"><text:tab/><text:tab/><text:tab/><text:tab/>-/categoria @post RequestBOdy List Categorias</text:p>
      <text:p text:style-name="P2"><text:tab/><text:tab/><text:tab/><text:tab/><text:tab/><text:tab/>@Return Demandas de categorias</text:p>
      <text:p text:style-name="P2"><text:tab/><text:tab/><text:tab/><text:tab/>-/findById @Post RequesBody Demanda(id)</text:p>
      <text:p text:style-name="P2"><text:tab/><text:tab/><text:tab/><text:tab/><text:tab/><text:tab/>@Return Demanda por id</text:p>
      <text:p text:style-name="P2"><text:tab/><text:tab/><text:tab/><text:tab/>-/addUpdate @Post @RequestBody Demandante<text:tab/><text:tab/><text:tab/><text:tab/><text:tab/><text:tab/><text:tab/>@Return Demanda Añadida/Actualizada</text:p>
      <text:p text:style-name="P2"><text:tab/><text:tab/><text:tab/><text:tab/>-/delete @Post @ReauesBody Demanda(id)</text:p>
      <text:p text:style-name="P2"><text:tab/><text:tab/><text:tab/><text:tab/><text:tab/><text:tab/>@Action Borra Demandante</text:p>
      <text:p text:style-name="P2"/>
      <text:p text:style-name="P2"><text:tab/><text:tab/>-/demandante</text:p>
      <text:p text:style-name="P2"><text:tab/><text:tab/><text:tab/><text:tab/>-/getById @Post RequestBody demandante(id)</text:p>
      <text:p text:style-name="P2"><text:tab/><text:tab/><text:tab/><text:tab/><text:tab/><text:tab/>@Return demandante</text:p>
      <text:p text:style-name="P2"/>
      <text:p text:style-name="P2"><text:tab/><text:tab/>-/oferta</text:p>
      <text:p text:style-name="P2"><text:tab/><text:tab/><text:tab/><text:tab/>-/findAll @get</text:p>
      <text:p text:style-name="P2"><text:soft-page-break/><text:tab/><text:tab/><text:tab/><text:tab/>-/ofertante @post requestBOdy Ofertante(usuario)</text:p>
      <text:p text:style-name="P2"><text:tab/><text:tab/><text:tab/><text:tab/><text:tab/><text:tab/>@retutn list oferta de ofertante</text:p>
      <text:p text:style-name="P2"><text:tab/><text:tab/><text:tab/><text:tab/>/finById @post requestBody Oferta(id)</text:p>
      <text:p text:style-name="P2"><text:tab/><text:tab/><text:tab/><text:tab/><text:tab/><text:tab/>@return oferta</text:p>
      <text:p text:style-name="P2"><text:tab/><text:tab/><text:tab/><text:tab/>/addUpdate @post RequestBody Oferta</text:p>
      <text:p text:style-name="P2"><text:tab/><text:tab/><text:tab/><text:tab/><text:tab/><text:tab/>@return Añadida/Actualizada Oferta</text:p>
      <text:p text:style-name="P2"><text:tab/><text:tab/><text:tab/><text:tab/>/addUpdateCategorias **no está en funcionamiento</text:p>
      <text:p text:style-name="P2"><text:tab/><text:tab/><text:tab/><text:tab/>/delete @post requestBody Oferta(id)</text:p>
      <text:p text:style-name="P2"><text:tab/><text:tab/><text:tab/><text:tab/><text:tab/><text:tab/>@action Borra Oferta</text:p>
      <text:p text:style-name="P2"><text:tab/><text:tab/><text:tab/><text:tab/>/apuntarOferta @Post **no está en funcionamiento</text:p>
      <text:p text:style-name="P2"/>
      <text:p text:style-name="P2"><text:tab/><text:tab/>-/ofertante</text:p>
      <text:p text:style-name="P2"/>
      <text:p text:style-name="P2"><text:tab/><text:tab/><text:tab/><text:tab/>-/getById @post RequestBody Ofertante(id)</text:p>
      <text:p text:style-name="P2"><text:tab/><text:tab/><text:tab/><text:tab/><text:tab/><text:tab/>@return ofertante</text:p>
      <text:p text:style-name="P2"><text:tab/><text:tab/>-/usuario</text:p>
      <text:p text:style-name="P2"/>
      <text:p text:style-name="P2"><text:tab/><text:tab/><text:tab/><text:tab/>-/findAll **No está en funcionamiento</text:p>
      <text:p text:style-name="P2"><text:tab/><text:tab/><text:tab/><text:tab/>-/getByUsuario @post requesBody Usuario(usuario)</text:p>
      <text:p text:style-name="P2"><text:tab/><text:tab/><text:tab/><text:tab/><text:tab/><text:tab/>@Return Usuario</text:p>
      <text:p text:style-name="P2"><text:tab/><text:tab/><text:tab/><text:tab/>-/update @Post RequestBody</text:p>
      <text:p text:style-name="P2"><text:tab/><text:tab/><text:tab/><text:tab/><text:tab/><text:tab/>@Action Actualiza el usuari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22:54:14.787984284</meta:creation-date>
    <dc:date>2024-06-02T23:14:41.865470551</dc:date>
    <meta:editing-duration>PT20M27S</meta:editing-duration>
    <meta:editing-cycles>1</meta:editing-cycles>
    <meta:document-statistic meta:table-count="0" meta:image-count="0" meta:object-count="0" meta:page-count="2" meta:paragraph-count="53" meta:word-count="164" meta:character-count="1638" meta:non-whitespace-character-count="1316"/>
    <meta:generator>LibreOffice/7.4.7.2$Linux_X86_64 LibreOffice_project/40$Build-2</meta:generator>
  </office:meta>
</office:document-meta>
</file>